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BCE04029410C3D92F6.png" manifest:media-type="image/png"/>
  <manifest:file-entry manifest:full-path="Pictures/10000201000002DE000001343BA970E241FE3BB4.png" manifest:media-type="image/png"/>
  <manifest:file-entry manifest:full-path="Pictures/10000000000000E1000000E1A923EE7989655BE0.jpg" manifest:media-type="image/jpeg"/>
  <manifest:file-entry manifest:full-path="Pictures/10000000000002E0000002E0DCCD50C1204F74F0.jpg" manifest:media-type="image/jpeg"/>
  <manifest:file-entry manifest:full-path="Pictures/10000201000001000000010029BA17FD1A6A59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DejaVu Sans1" svg:font-family="'DejaVu Sans'"/>
    <style:font-face style:name="Calibri" svg:font-family="Calibri" style:font-pitch="variable"/>
    <style:font-face style:name="Calibri Light1" svg:font-family="'Calibri Light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0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90%" fo:text-align="center"/>
    </style:style>
    <style:style style:name="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IN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Calibri Light" fo:font-size="60pt" fo:letter-spacing="normal" fo:language="en" fo:country="IN" fo:font-style="italic" style:text-underline-style="solid" style:text-underline-width="auto" style:text-underline-color="font-color" fo:font-weight="bold" style:font-name-asian="DejaVu Sans1" style:font-size-asian="60pt" style:font-style-asian="italic" style:font-weight-asian="bold" style:font-name-complex="DejaVu Sans1" style:font-size-complex="6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name="Picture 2" draw:style-name="gr1" draw:text-style-name="P1" draw:layer="layout" svg:width="4.151cm" svg:height="4.151cm" svg:x="1.537cm" svg:y="6.061cm">
          <draw:image xlink:href="Pictures/10000201000001000000010029BA17FD1A6A593C.png" xlink:type="simple" xlink:show="embed" xlink:actuate="onLoad" loext:mime-type="image/png">
            <text:p/>
          </draw:image>
          <svg:desc>Developer icons for free download | Freepik</svg:desc>
        </draw:frame>
        <draw:frame draw:name="Picture 4" draw:style-name="gr1" draw:text-style-name="P1" draw:layer="layout" svg:width="4.151cm" svg:height="4.151cm" svg:x="9.059cm" svg:y="6.061cm">
          <draw:image xlink:href="Pictures/10000000000002E0000002E0DCCD50C1204F74F0.jpg" xlink:type="simple" xlink:show="embed" xlink:actuate="onLoad" loext:mime-type="image/jpeg">
            <text:p/>
          </draw:image>
          <svg:desc>GIT HUB icon | github logo png</svg:desc>
        </draw:frame>
        <draw:frame draw:name="Picture 8" draw:style-name="gr1" draw:text-style-name="P1" draw:layer="layout" svg:width="4.347cm" svg:height="4.347cm" svg:x="16.416cm" svg:y="5.865cm">
          <draw:image xlink:href="Pictures/10000000000000E1000000E1A923EE7989655BE0.jpg" xlink:type="simple" xlink:show="embed" xlink:actuate="onLoad" loext:mime-type="image/jpeg">
            <text:p/>
          </draw:image>
          <svg:desc>Jenkins logo - Social media &amp; Logos Icons</svg:desc>
        </draw:frame>
        <draw:frame draw:name="Picture 10" draw:style-name="gr1" draw:text-style-name="P1" draw:layer="layout" svg:width="8.383cm" svg:height="4.151cm" svg:x="24.357cm" svg:y="6.061cm">
          <draw:image xlink:href="Pictures/10000201000002DE000001343BA970E241FE3BB4.png" xlink:type="simple" xlink:show="embed" xlink:actuate="onLoad" loext:mime-type="image/png">
            <text:p/>
          </draw:image>
          <svg:desc>🐳 Day 30: Exploring Docker Hub. 📚 Learning Goals: | by Vinoth Subbiah |  Medium</svg:desc>
        </draw:frame>
        <draw:frame draw:name="Picture 12" draw:style-name="gr1" draw:text-style-name="P1" draw:layer="layout" svg:width="4.98cm" svg:height="5.81cm" draw:transform="skewX (6.43520977453424E-017) rotate (-0.398982267005904) translate (17.382cm 13.03cm)">
          <draw:image xlink:href="Pictures/1000020100000258000002BCE04029410C3D92F6.png" xlink:type="simple" xlink:show="embed" xlink:actuate="onLoad" loext:mime-type="image/png">
            <text:p/>
          </draw:image>
        </draw:frame>
        <draw:custom-shape draw:name="CustomShape 1" draw:style-name="gr2" draw:text-style-name="P1" draw:layer="layout" svg:width="2.205cm" svg:height="0.001cm" svg:x="6.271cm" svg:y="8.13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2" draw:text-style-name="P1" draw:layer="layout" svg:width="2.205cm" svg:height="0.001cm" svg:x="14.021cm" svg:y="8.13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" draw:style-name="gr3" draw:text-style-name="P1" draw:layer="layout" svg:x1="18.59cm" svg:y1="5.325cm" svg:x2="18.59cm" svg:y2="2.662cm">
          <text:p/>
        </draw:line>
        <draw:custom-shape draw:name="CustomShape 4" draw:style-name="gr2" draw:text-style-name="P1" draw:layer="layout" svg:width="9.957cm" svg:height="3.396cm" svg:x="18.59cm" svg:y="2.663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5" draw:style-name="gr2" draw:text-style-name="P1" draw:layer="layout" svg:width="2.205cm" svg:height="0.001cm" svg:x="21.049cm" svg:y="8.04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" draw:text-style-name="P1" draw:layer="layout" svg:width="0.001cm" svg:height="2.172cm" svg:x="18.871cm" svg:y="11.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4" draw:text-style-name="P3" draw:layer="layout" svg:width="1.417cm" svg:height="1.012cm" svg:x="18.871cm" svg:y="12.089cm">
          <text:p text:style-name="P2"><text:span text:style-name="T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3" draw:layer="layout" svg:width="1.417cm" svg:height="1.012cm" svg:x="21.839cm" svg:y="7.081cm">
          <text:p text:style-name="P2"><text:span text:style-name="T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" draw:text-style-name="P3" draw:layer="layout" svg:width="1.417cm" svg:height="1.012cm" svg:x="17.861cm" svg:y="3.47cm">
          <text:p text:style-name="P2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" draw:text-style-name="P3" draw:layer="layout" svg:width="1.417cm" svg:height="1.012cm" svg:x="6.876cm" svg:y="7.057cm">
          <text:p text:style-name="P2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" draw:text-style-name="P3" draw:layer="layout" svg:width="1.417cm" svg:height="1.012cm" svg:x="14.598cm" svg:y="7.104cm">
          <text:p text:style-name="P2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" draw:text-style-name="P3" draw:layer="layout" svg:width="7.326cm" svg:height="1.012cm" svg:x="2.459cm" svg:y="10.395cm">
          <text:p text:style-name="P2"><text:span text:style-name="T1">Develo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3" draw:layer="layout" svg:width="7.326cm" svg:height="1.012cm" svg:x="17.627cm" svg:y="10.23cm">
          <text:p text:style-name="P2"><text:span text:style-name="T1">Jenk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" draw:text-style-name="P3" draw:layer="layout" svg:width="7.326cm" svg:height="1.012cm" svg:x="9.787cm" svg:y="10.395cm">
          <text:p text:style-name="P2"><text:span text:style-name="T1">Git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" draw:text-style-name="P3" draw:layer="layout" svg:width="7.326cm" svg:height="1.012cm" svg:x="17.64cm" svg:y="17.841cm">
          <text:p text:style-name="P2"><text:span text:style-name="T1">local H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" draw:text-style-name="P3" draw:layer="layout" svg:width="7.326cm" svg:height="1.012cm" svg:x="27.356cm" svg:y="10.23cm">
          <text:p text:style-name="P2"><text:span text:style-name="T1">Do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" draw:text-style-name="P5" draw:layer="layout" svg:width="14.603cm" svg:height="2.487cm" svg:x="0.282cm" svg:y="0.664cm">
          <text:p text:style-name="P4"><text:span text:style-name="T2">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DejaVu Sans1" svg:font-family="'DejaVu Sans'"/>
    <style:font-face style:name="Calibri" svg:font-family="Calibri" style:font-pitch="variable"/>
    <style:font-face style:name="Calibri Light1" svg:font-family="'Calibri Light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398cm" svg:height="6.63cm" svg:x="4.233cm" svg:y="3.118cm" presentation:class="title" presentation:placeholder="true" presentation:user-transformed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7T09:12:52</meta:creation-date>
    <meta:initial-creator>sambath parthasarathy</meta:initial-creator>
    <dc:language>en-IN</dc:language>
    <dc:creator>sambath parthasarathy</dc:creator>
    <dc:date>2025-02-27T09:37:54</dc:date>
    <meta:editing-cycles>6</meta:editing-cycles>
    <meta:editing-duration>PT25M</meta:editing-duration>
    <meta:generator>LibreOffice/6.4.7.2$Linux_X86_64 LibreOffice_project/40$Build-2</meta:generator>
    <meta:document-statistic meta:object-count="4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